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Consolas, 'PT Mono', 'Liberation Mono', Courier, monospace"/>
    <style:font-face style:name="Ubuntu" svg:font-family="Ubuntu" style:font-pitch="variable"/>
    <style:font-face style:name="ubuntu" svg:font-family="ubuntu" style:font-pitch="variable"/>
  </office:font-face-decls>
  <office:automatic-styles>
    <style:style style:name="Tabla1" style:family="table">
      <style:table-properties style:width="17cm" fo:break-before="page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ubuntu" fo:font-size="10pt" style:text-underline-style="none" fo:font-weight="normal" officeooo:rsid="000c42a9" officeooo:paragraph-rsid="000fd740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ubuntu" fo:font-size="10pt" style:text-underline-style="none" fo:font-weight="normal" officeooo:rsid="000c42a9" officeooo:paragraph-rsid="000fd740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0pt" style:text-underline-style="none" fo:font-weight="bold" officeooo:rsid="000c42a9" officeooo:paragraph-rsid="000fd740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ubuntu" fo:font-size="10pt" fo:font-weight="bold" officeooo:rsid="000c42a9" officeooo:paragraph-rsid="000fd740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ubuntu" fo:font-size="10pt" fo:font-weight="bold" officeooo:rsid="000d9d74" officeooo:paragraph-rsid="000fd740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ubuntu" fo:font-size="10pt" fo:font-weight="normal" officeooo:rsid="000c42a9" officeooo:paragraph-rsid="000fd740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ubuntu" fo:font-size="16pt" officeooo:rsid="000d9d74" officeooo:paragraph-rsid="000d9d74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ubuntu" fo:font-size="16pt" officeooo:rsid="000d9d74" officeooo:paragraph-rsid="000fd740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0c42a9" officeooo:paragraph-rsid="000fd740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Ubuntu" style:text-underline-style="none" officeooo:rsid="0017a97a" officeooo:paragraph-rsid="000fd9e1"/>
    </style:style>
    <style:style style:name="P11" style:family="paragraph" style:parent-style-name="Standard">
      <style:text-properties style:font-name="Ubuntu" style:text-underline-style="none" officeooo:rsid="0016f3d7" officeooo:paragraph-rsid="000fd9e1"/>
    </style:style>
    <style:style style:name="P12" style:family="paragraph" style:parent-style-name="Standard">
      <style:text-properties style:font-name="Ubuntu" officeooo:rsid="001363da" officeooo:paragraph-rsid="000fd9e1"/>
    </style:style>
    <style:style style:name="P13" style:family="paragraph" style:parent-style-name="Standard">
      <style:text-properties style:font-name="Ubuntu" officeooo:rsid="001a0096" officeooo:paragraph-rsid="000fd9e1"/>
    </style:style>
    <style:style style:name="P14" style:family="paragraph" style:parent-style-name="Standard">
      <style:text-properties style:font-name="Ubuntu" style:text-underline-style="solid" style:text-underline-width="auto" style:text-underline-color="font-color" officeooo:rsid="0016f3d7" officeooo:paragraph-rsid="000fd9e1"/>
    </style:style>
    <style:style style:name="P15" style:family="paragraph" style:parent-style-name="Standard">
      <style:text-properties style:font-name="Ubuntu" officeooo:rsid="0016f3d7" officeooo:paragraph-rsid="000fd9e1"/>
    </style:style>
    <style:style style:name="P16" style:family="paragraph" style:parent-style-name="Standard">
      <style:text-properties style:font-name="Ubuntu" officeooo:rsid="0017a97a" officeooo:paragraph-rsid="000fd9e1"/>
    </style:style>
    <style:style style:name="P17" style:family="paragraph" style:parent-style-name="Standard">
      <style:text-properties style:font-name="Ubuntu" officeooo:paragraph-rsid="000fd9e1"/>
    </style:style>
    <style:style style:name="P18" style:family="paragraph" style:parent-style-name="Standard">
      <style:paragraph-properties fo:text-align="center" style:justify-single-word="false"/>
      <style:text-properties style:font-name="Ubuntu" fo:font-size="22pt" style:text-underline-style="solid" style:text-underline-width="auto" style:text-underline-color="font-color" officeooo:rsid="001363da" officeooo:paragraph-rsid="000fd9e1" style:font-size-asian="22pt" style:font-size-complex="22pt"/>
    </style:style>
    <style:style style:name="P19" style:family="paragraph" style:parent-style-name="Standard" style:list-style-name="L2">
      <style:text-properties style:font-name="Ubuntu" officeooo:rsid="0016f3d7" officeooo:paragraph-rsid="000fd9e1"/>
    </style:style>
    <style:style style:name="P20" style:family="paragraph" style:parent-style-name="Standard">
      <style:text-properties style:font-name="Ubuntu" style:text-underline-style="solid" style:text-underline-width="auto" style:text-underline-color="font-color" officeooo:rsid="001194e1" officeooo:paragraph-rsid="001194e1"/>
    </style:style>
    <style:style style:name="P21" style:family="paragraph" style:parent-style-name="Standard">
      <style:text-properties style:font-name="Ubuntu" style:text-underline-style="solid" style:text-underline-width="auto" style:text-underline-color="font-color" officeooo:rsid="0014a7ea" officeooo:paragraph-rsid="0014a7ea"/>
    </style:style>
    <style:style style:name="P22" style:family="paragraph" style:parent-style-name="Standard" style:list-style-name="L4">
      <style:text-properties style:font-name="Ubuntu" officeooo:paragraph-rsid="001194e1"/>
    </style:style>
    <style:style style:name="P23" style:family="paragraph" style:parent-style-name="Standard" style:list-style-name="L4">
      <style:text-properties style:font-name="Ubuntu" style:text-underline-style="none" officeooo:rsid="001194e1" officeooo:paragraph-rsid="001194e1"/>
    </style:style>
    <style:style style:name="P24" style:family="paragraph" style:parent-style-name="Standard">
      <style:text-properties style:font-name="Ubuntu" style:text-underline-style="none" officeooo:rsid="001194e1" officeooo:paragraph-rsid="001194e1"/>
    </style:style>
    <style:style style:name="P25" style:family="paragraph" style:parent-style-name="Standard">
      <style:text-properties style:font-name="Ubuntu" style:text-underline-style="none" officeooo:rsid="0014a7ea" officeooo:paragraph-rsid="0014a7ea"/>
    </style:style>
    <style:style style:name="P26" style:family="paragraph" style:parent-style-name="Standard">
      <style:text-properties style:font-name="Ubuntu" style:text-underline-style="none" officeooo:rsid="0016f3d7" officeooo:paragraph-rsid="000fd9e1"/>
    </style:style>
    <style:style style:name="P27" style:family="paragraph" style:parent-style-name="Standard">
      <style:text-properties style:font-name="Ubuntu" officeooo:rsid="001363da" officeooo:paragraph-rsid="000fd9e1"/>
    </style:style>
    <style:style style:name="P28" style:family="paragraph" style:parent-style-name="Standard">
      <style:text-properties style:font-name="Ubuntu" officeooo:rsid="001363da" officeooo:paragraph-rsid="0014a7ea"/>
    </style:style>
    <style:style style:name="P29" style:family="paragraph" style:parent-style-name="Standard">
      <style:paragraph-properties fo:text-align="start" style:justify-single-word="false"/>
      <style:text-properties style:font-name="Ubuntu" officeooo:rsid="001363da" officeooo:paragraph-rsid="0014a7ea"/>
    </style:style>
    <style:style style:name="P30" style:family="paragraph" style:parent-style-name="Standard">
      <style:text-properties style:font-name="Ubuntu" fo:font-size="10.5pt" style:text-underline-style="none" officeooo:rsid="0014a7ea" officeooo:paragraph-rsid="0014a7ea" style:font-size-asian="10.5pt" style:font-size-complex="10.5pt"/>
    </style:style>
    <style:style style:name="P3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363da" officeooo:paragraph-rsid="0014a7ea" style:font-size-asian="12pt" style:font-weight-asian="normal" style:font-size-complex="12pt" style:font-weight-complex="normal"/>
    </style:style>
    <style:style style:name="P32" style:family="paragraph" style:parent-style-name="Standard" style:list-style-name="L2">
      <style:text-properties officeooo:paragraph-rsid="000fd9e1"/>
    </style:style>
    <style:style style:name="P3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c42a9" officeooo:paragraph-rsid="000c42a9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106eb5" officeooo:paragraph-rsid="00106eb5" style:font-size-asian="12pt" style:font-weight-asian="bold" style:font-size-complex="12pt" style:font-weight-complex="bold"/>
    </style:style>
    <style:style style:name="P35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106eb5" officeooo:paragraph-rsid="00106eb5" style:font-size-asian="12pt" style:font-weight-asian="bold" style:font-size-complex="12pt" style:font-weight-complex="bold"/>
    </style:style>
    <style:style style:name="P36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106eb5" officeooo:paragraph-rsid="0014a7ea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106eb5" officeooo:paragraph-rsid="0014a7ea" style:font-size-asian="12pt" style:font-weight-asian="bold" style:font-size-complex="12pt" style:font-weight-complex="bold"/>
    </style:style>
    <style:style style:name="P38" style:family="paragraph" style:parent-style-name="Table_20_Contents" style:list-style-name="L1">
      <style:paragraph-properties fo:text-align="start" style:justify-single-word="false"/>
      <style:text-properties style:font-name="ubuntu" fo:font-size="10pt" fo:font-weight="normal" officeooo:rsid="000d9d74" officeooo:paragraph-rsid="000fd740" style:font-size-asian="10pt" style:font-weight-asian="normal" style:font-size-complex="10pt" style:font-weight-complex="normal"/>
    </style:style>
    <style:style style:name="T1" style:family="text">
      <style:text-properties officeooo:rsid="000d9d74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6f3d7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officeooo:rsid="001194e1"/>
    </style:style>
    <style:style style:name="T6" style:family="text">
      <style:text-properties officeooo:rsid="000e0183"/>
    </style:style>
    <style:style style:name="T7" style:family="text">
      <style:text-properties officeooo:rsid="001a0096"/>
    </style:style>
    <style:style style:name="T8" style:family="text">
      <style:text-properties style:text-position="sub 58%"/>
    </style:style>
    <style:style style:name="T9" style:family="text">
      <style:text-properties style:text-position="0% 100%"/>
    </style:style>
    <style:style style:name="T10" style:family="text">
      <style:text-properties officeooo:rsid="00197fb8"/>
    </style:style>
    <style:style style:name="T11" style:family="text">
      <style:text-properties fo:color="#c9211e" loext:opacity="100%"/>
    </style:style>
    <style:style style:name="T12" style:family="text">
      <style:text-properties fo:color="#c9211e" loext:opacity="100%" style:text-underline-style="none"/>
    </style:style>
    <style:style style:name="T13" style:family="text">
      <style:text-properties fo:color="#c9211e" loext:opacity="100%" style:font-name="Ubuntu" officeooo:rsid="0016f3d7"/>
    </style:style>
    <style:style style:name="T14" style:family="text">
      <style:text-properties fo:color="#00a933" loext:opacity="100%"/>
    </style:style>
    <style:style style:name="T15" style:family="text">
      <style:text-properties fo:color="#00a933" loext:opacity="100%" style:text-underline-style="none"/>
    </style:style>
    <style:style style:name="T16" style:family="text">
      <style:text-properties style:font-name="SFMono-Regular"/>
    </style:style>
    <style:style style:name="T17" style:family="text">
      <style:text-properties style:font-name="SFMono-Regular" officeooo:rsid="001194e1"/>
    </style:style>
    <style:style style:name="T18" style:family="text">
      <style:text-properties style:font-name="Ubuntu" officeooo:rsid="0016f3d7"/>
    </style:style>
    <style:style style:name="T19" style:family="text">
      <style:text-properties style:text-underline-style="solid" style:text-underline-width="auto" style:text-underline-color="font-color" officeooo:rsid="001194e1"/>
    </style:style>
    <style:style style:name="T20" style:family="text">
      <style:text-properties fo:color="#ff8000" loext:opacity="100%" style:font-name="SFMono-Regular"/>
    </style:style>
    <style:style style:name="T21" style:family="text">
      <style:text-properties officeooo:rsid="0012d918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color="#729fcf" loext:opacity="100%" fo:font-style="italic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DDL</text:p>
      <text:p text:style-name="P12">CREATE TABLE nombre<text:span text:style-name="T7">(</text:span></text:p>
      <text:p text:style-name="P12"><text:tab/>VARCHAR2(100)</text:p>
      <text:p text:style-name="P12"><text:tab/>NUMBER(p <text:span text:style-name="T8">(numero total de digitos)</text:span>, s <text:span text:style-name="T8">(cantidad de numeros decimales)</text:span>) NOT NULL</text:p>
      <text:p text:style-name="P12"><text:tab/>DATE / TIMESTAMP</text:p>
      <text:p text:style-name="P12"><text:tab/>CHAR(X<text:span text:style-name="T8">(definido por el usuario)</text:span><text:span text:style-name="T9">)</text:span> DEFAULT ‘…..’</text:p>
      <text:p text:style-name="P13">)</text:p>
      <text:p text:style-name="P12"/>
      <text:p text:style-name="P12">ALTER TABLE nombre ADD CONSTRAINT</text:p>
      <text:p text:style-name="P12"><text:tab/>pk_usuarios</text:p>
      <text:p text:style-name="P12"><text:tab/>fk_nombre_nombretabla.origen</text:p>
      <text:p text:style-name="P12"><text:tab/>uk_usuario_email</text:p>
      <text:p text:style-name="P12"><text:tab/>ck_campo</text:p>
      <text:p text:style-name="P12"/>
      <text:p text:style-name="P12">- - <text:span text:style-name="T10">Borrado de tablas</text:span></text:p>
      <text:p text:style-name="P12">DROP TABLE nombre CASCADE CONSTRAINS</text:p>
      <text:p text:style-name="P12"/>
      <text:p text:style-name="P37">CONECTAR BASE DE DATOS</text:p>
      <text:p text:style-name="P37"><text:span text:style-name="T4">En una terminal.</text:span></text:p>
      <text:list xml:id="list2154692805" text:style-name="L3">
        <text:list-item>
          <text:p text:style-name="P36"><text:span text:style-name="T4">docker start oracledb</text:span></text:p>
        </text:list-item>
        <text:list-item>
          <text:p text:style-name="P36"><text:span text:style-name="T4">docker ps -a</text:span></text:p>
        </text:list-item>
        <text:list-item>
          <text:p text:style-name="P36"><text:span text:style-name="T4">docker stop oracledb (para cerrar el programa del todo)</text:span></text:p>
        </text:list-item>
      </text:list>
      <text:p text:style-name="P28"/>
      <text:p text:style-name="P28"/>
      <text:p text:style-name="P20">CONECTAR LA BASE DE DATOS DEL ADMINISTRADOR</text:p>
      <text:p text:style-name="P24"/>
      <text:list xml:id="list4189255091" text:style-name="L4">
        <text:list-item>
          <text:p text:style-name="P23">doble click en el icono de la base de dato del admin</text:p>
        </text:list-item>
        <text:list-item>
          <text:p text:style-name="P22"><text:span text:style-name="T5">poner </text:span><text:span text:style-name="T20">LeugimOracle</text:span><text:span text:style-name="T16"> </text:span><text:span text:style-name="T17">de contraseña</text:span></text:p>
        </text:list-item>
      </text:list>
      <text:p text:style-name="P12"/>
      <text:p text:style-name="P29"/>
      <text:p text:style-name="P14">CREAR UNA TABLA</text:p>
      <text:p text:style-name="P11"/>
      <text:p text:style-name="P11">ALTER SESSION SET "_ORACLE_SCRIPT"=TRUE;</text:p>
      <text:p text:style-name="P11">CREATE USER <text:span text:style-name="T11">ejer11</text:span> IDENTIFIED BY <text:bookmark-start text:name="__DdeLink__43_2681379894"/><text:bookmark-start text:name="__DdeLink__47_2681379894"/><text:span text:style-name="T14">oinotna</text:span><text:bookmark-end text:name="__DdeLink__47_2681379894"/><text:span text:style-name="T14">;</text:span><text:bookmark-end text:name="__DdeLink__43_2681379894"/></text:p>
      <text:p text:style-name="P14"><text:span text:style-name="T2">GRANT ALL PRIVILEGES TO </text:span><text:span text:style-name="T12">ejer11</text:span><text:span text:style-name="T2">;</text:span></text:p>
      <text:p text:style-name="P11"/>
      <text:p text:style-name="P10">Ejecutar script F5</text:p>
      <text:p text:style-name="P11"/>
      <text:p text:style-name="P17"><text:span text:style-name="T3">Seleccionar una conexión (administrador) </text:span><text:bookmark-start text:name="__DdeLink__45_2681379894"/><text:span text:style-name="T16">LeugimOracle</text:span><text:bookmark-end text:name="__DdeLink__45_2681379894"/></text:p>
      <text:p text:style-name="P17"/>
      <text:p text:style-name="P15">Pulsar en la tecla +</text:p>
      <text:p text:style-name="P15"/>
      <text:p text:style-name="P15">Escribir:</text:p>
      <text:list xml:id="list861473715" text:style-name="L2">
        <text:list-item>
          <text:p text:style-name="P32"><text:span text:style-name="T18">name </text:span><text:bookmark-start text:name="__DdeLink__40_2681379894"/><text:span text:style-name="T18">(el mismo que al crear una tabla </text:span><text:span text:style-name="T13">ejer11</text:span><text:span text:style-name="T18">)</text:span><text:bookmark-end text:name="__DdeLink__40_2681379894"/></text:p>
        </text:list-item>
        <text:list-item>
          <text:p text:style-name="P19">usuario (el mismo que al crear una tabla <text:span text:style-name="T11">ejer11</text:span>)</text:p>
        </text:list-item>
        <text:list-item>
          <text:p text:style-name="P19">contraseña: <text:span text:style-name="T15">oinotna;</text:span></text:p>
        </text:list-item>
      </text:list>
      <text:p text:style-name="P15"/>
      <text:p text:style-name="P16">Pulsar probar</text:p>
      <text:p text:style-name="P16"/>
      <text:p text:style-name="P10">Pulsar conectar</text:p>
      <text:p text:style-name="P10"/>
      <table:table table:name="Tabla1" table:style-name="Tabla1">
        <table:table-column table:style-name="Tabla1.A"/>
        <table:table-row>
          <table:table-cell table:style-name="Tabla1.A1" office:value-type="string">
            <text:p text:style-name="P7">TABLAS</text:p>
          </table:table-cell>
        </table:table-row>
        <table:table-row>
          <table:table-cell table:style-name="Tabla1.A2" office:value-type="string">
            <text:p text:style-name="P9">Crear</text:p>
            <text:p text:style-name="P1"><text:tab/>CREATE TABLE nombre(</text:p>
            <text:p text:style-name="P1"><text:tab/><text:tab/>// datos de la tabla</text:p>
            <text:p text:style-name="P3">MODIFICAR</text:p>
            <text:p text:style-name="P1">ALTER TABLE ADD</text:p>
            <text:p text:style-name="P1"><text:s text:c="27"/>DROP COLUMN</text:p>
            <text:p text:style-name="P1"><text:s text:c="27"/>ADD CONSTRIAINT</text:p>
            <text:p text:style-name="P3">Borrar TABLA</text:p>
            <text:p text:style-name="P1">DROP TABLE nombreTabla [cascade costrains]</text:p>
          </table:table-cell>
        </table:table-row>
        <table:table-row>
          <table:table-cell table:style-name="Tabla1.A2" office:value-type="string">
            <text:p text:style-name="P8"><text:span text:style-name="T21">R</text:span>ESTRICCIONES</text:p>
          </table:table-cell>
        </table:table-row>
        <table:table-row>
          <table:table-cell table:style-name="Tabla1.A2" office:value-type="string">
            <text:p text:style-name="P4">CREAR RESTRICCION</text:p>
            <text:p text:style-name="P6">ALTER TABLE nombre ADD CONSTRAINT (PK, UK, FK, <text:span text:style-name="T1">CK) nombre de la restriccion</text:span></text:p>
            <text:list xml:id="list3652662681" text:style-name="L1">
              <text:list-item>
                <text:p text:style-name="P38">PRIMARY KEY (…..[, <text:s text:c="3"/>]);</text:p>
              </text:list-item>
              <text:list-item>
                <text:p text:style-name="P38">UNIQUE (…..[, <text:s text:c="3"/>]);</text:p>
              </text:list-item>
              <text:list-item>
                <text:p text:style-name="P38">FOREING KEY (….[, <text:s text:c="3"/>]) REFERENCES <text:span text:style-name="T2">tablas o (campos)</text:span></text:p>
              </text:list-item>
              <text:list-item>
                <text:p text:style-name="P38">CHECK campo1 IN (‘ALGO1’, ‘ALGO2’)</text:p>
              </text:list-item>
              <text:list-item>
                <text:p text:style-name="P38"><text:s text:c="15"/>clasificacion BETWEEN 1AND 100</text:p>
              </text:list-item>
            </text:list>
            <text:p text:style-name="P5"/>
            <text:p text:style-name="P5">BORRAR RESTRICCION</text:p>
            <text:p text:style-name="P6">ALTER TABLE nombre <text:span text:style-name="T1">DROP</text:span> CONSTRAINT (PK, UK, FK, <text:span text:style-name="T1">CK) nombre de la restriccion</text:span></text:p>
            <text:p text:style-name="P6"/>
            <text:p text:style-name="P5">DESHABILITAR RESTRICCION</text:p>
            <text:p text:style-name="P6">ALTER TABLE nombre <text:span text:style-name="T1">DISABLE</text:span> CONSTRAINT (PK, UK, FK, <text:span text:style-name="T1">CK) </text:span></text:p>
            <text:p text:style-name="P6"/>
            <text:p text:style-name="P5">HABILITAR RESTRICCION</text:p>
            <text:p text:style-name="P2">ALTER TABLE nombre <text:span text:style-name="T6">ENA</text:span><text:span text:style-name="T1">BLE</text:span> CONSTRAINT (PK, UK, FK, <text:span text:style-name="T1">CK) </text:span></text:p>
          </table:table-cell>
        </table:table-row>
      </table:table>
      <text:p text:style-name="P33"/>
      <text:p text:style-name="P33"/>
      <text:p text:style-name="P21">MODIFICAR TABLA</text:p>
      <text:p text:style-name="P25"/>
      <text:p text:style-name="P30">ALTER TABLE<text:span text:style-name="T22"> </text:span><text:bookmark-start text:name="__DdeLink__212_2658200723"/><text:span text:style-name="T23">nombreEntidad</text:span><text:bookmark-end text:name="__DdeLink__212_2658200723"/><text:span text:style-name="T22"> </text:span>ADD CONSTRAINT pk_ <text:span text:style-name="T23">nombreEntidad</text:span> PRIMARY KEY (<text:span text:style-name="T23">nombre</text:span><text:span text:style-name="T22">_</text:span><text:span text:style-name="T23">Entidad</text:span>);</text:p>
      <text:p text:style-name="P31"/>
      <text:p text:style-name="P33"/>
      <text:p text:style-name="P34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Consolas, 'PT Mono', 'Liberation Mono', Courier, monospace"/>
    <style:font-face style:name="Ubuntu" svg:font-family="Ubuntu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6:59:48.308686778</meta:creation-date>
    <dc:date>2024-12-04T18:35:41.910356771</dc:date>
    <meta:editing-duration>PT13M24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2" meta:paragraph-count="61" meta:word-count="274" meta:character-count="1820" meta:non-whitespace-character-count="1529"/>
  </office:meta>
</office:document-meta>
</file>